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1_5f_taxonomia" style:display-name="tab1_taxonomia" style:family="table">
      <style:table-properties style:width="17.004cm" fo:margin-left="-0.007cm" table:align="left" fo:background-color="transparent">
        <style:background-image/>
      </style:table-properties>
    </style:style>
    <style:style style:name="tab1_5f_taxonomia.A" style:display-name="tab1_taxonomia.A" style:family="table-column">
      <style:table-column-properties style:column-width="8.502cm"/>
    </style:style>
    <style:style style:name="tab1_5f_taxonomia.1" style:display-name="tab1_taxonomia.1" style:family="table-row">
      <style:table-row-properties fo:background-color="transparent">
        <style:background-image/>
      </style:table-row-properties>
    </style:style>
    <style:style style:name="tab1_5f_taxonomia.A1" style:display-name="tab1_taxonomia.A1" style:family="table-cell">
      <style:table-cell-properties fo:padding="0.097cm" fo:border-left="0.5pt solid #000000" fo:border-right="none" fo:border-top="0.5pt solid #000000" fo:border-bottom="0.5pt solid #000000"/>
    </style:style>
    <style:style style:name="tab1_5f_taxonomia.B1" style:display-name="tab1_taxonomia.B1" style:family="table-cell">
      <style:table-cell-properties fo:padding="0.097cm" fo:border="0.5pt solid #000000"/>
    </style:style>
    <style:style style:name="tab1_5f_taxonomia.A2" style:display-name="tab1_taxonomia.A2" style:family="table-cell">
      <style:table-cell-properties fo:padding="0.097cm" fo:border-left="0.5pt solid #000000" fo:border-right="none" fo:border-top="none" fo:border-bottom="0.5pt solid #000000"/>
    </style:style>
    <style:style style:name="tab1_5f_taxonomia.B2" style:display-name="tab1_taxonomia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d737" officeooo:paragraph-rsid="0006d737"/>
    </style:style>
    <style:style style:name="P2" style:family="paragraph" style:parent-style-name="Standard" style:list-style-name="L1">
      <style:text-properties officeooo:rsid="0007d883" officeooo:paragraph-rsid="0007d883"/>
    </style:style>
    <style:style style:name="P3" style:family="paragraph" style:parent-style-name="Standard">
      <style:text-properties officeooo:rsid="0007e2c4" officeooo:paragraph-rsid="0007e2c4"/>
    </style:style>
    <style:style style:name="P4" style:family="paragraph" style:parent-style-name="Standard" style:list-style-name="L1">
      <style:text-properties officeooo:rsid="0007e2c4" officeooo:paragraph-rsid="0007e2c4"/>
    </style:style>
    <style:style style:name="P5" style:family="paragraph" style:parent-style-name="Standard" style:list-style-name="L1">
      <style:text-properties officeooo:rsid="0006d737" officeooo:paragraph-rsid="0006d737"/>
    </style:style>
    <style:style style:name="P6" style:family="paragraph" style:parent-style-name="Standard">
      <style:text-properties officeooo:rsid="000a22c3" officeooo:paragraph-rsid="000a22c3"/>
    </style:style>
    <style:style style:name="P7" style:family="paragraph" style:parent-style-name="Standard" style:list-style-name="L2">
      <style:text-properties officeooo:rsid="000a22c3" officeooo:paragraph-rsid="000a22c3"/>
    </style:style>
    <style:style style:name="P8" style:family="paragraph" style:parent-style-name="Standard" style:list-style-name="L2">
      <style:text-properties fo:font-style="normal" officeooo:rsid="000c395e" officeooo:paragraph-rsid="000c395e" style:font-style-asian="normal" style:font-style-complex="normal"/>
    </style:style>
    <style:style style:name="P9" style:family="paragraph" style:parent-style-name="Standard" style:list-style-name="L2">
      <style:text-properties fo:font-weight="bold" officeooo:rsid="000a22c3" officeooo:paragraph-rsid="000a22c3" style:font-weight-asian="bold" style:font-weight-complex="bold"/>
    </style:style>
    <style:style style:name="P10" style:family="paragraph" style:parent-style-name="Standard" style:list-style-name="L2">
      <style:text-properties officeooo:rsid="000f2d71" officeooo:paragraph-rsid="000f2d71"/>
    </style:style>
    <style:style style:name="P11" style:family="paragraph" style:parent-style-name="Standard" style:list-style-name="L2">
      <style:text-properties officeooo:rsid="001001a6" officeooo:paragraph-rsid="001001a6"/>
    </style:style>
    <style:style style:name="P12" style:family="paragraph" style:parent-style-name="Standard" style:list-style-name="L2">
      <style:text-properties officeooo:rsid="00117aec" officeooo:paragraph-rsid="00117aec"/>
    </style:style>
    <style:style style:name="P13" style:family="paragraph" style:parent-style-name="Standard" style:list-style-name="L2">
      <style:text-properties officeooo:rsid="00158508" officeooo:paragraph-rsid="00158508"/>
    </style:style>
    <style:style style:name="P14" style:family="paragraph" style:parent-style-name="Standard">
      <style:text-properties officeooo:rsid="0019d960" officeooo:paragraph-rsid="0019d960"/>
    </style:style>
    <style:style style:name="P15" style:family="paragraph" style:parent-style-name="Standard" style:list-style-name="L2">
      <style:text-properties officeooo:rsid="001e61c2" officeooo:paragraph-rsid="001e61c2"/>
    </style:style>
    <style:style style:name="P16" style:family="paragraph" style:parent-style-name="Standard" style:list-style-name="L2">
      <style:text-properties officeooo:rsid="00202204" officeooo:paragraph-rsid="00202204"/>
    </style:style>
    <style:style style:name="P17" style:family="paragraph" style:parent-style-name="Standard" style:list-style-name="L2">
      <style:text-properties officeooo:rsid="00221555" officeooo:paragraph-rsid="00221555"/>
    </style:style>
    <style:style style:name="P18" style:family="paragraph" style:parent-style-name="Standard">
      <style:text-properties officeooo:rsid="00221555" officeooo:paragraph-rsid="00221555"/>
    </style:style>
    <style:style style:name="P19" style:family="paragraph" style:parent-style-name="Standard">
      <style:paragraph-properties fo:text-align="justify" style:justify-single-word="false"/>
      <style:text-properties officeooo:rsid="00221555" officeooo:paragraph-rsid="00221555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79f04" officeooo:paragraph-rsid="00279f04" fo:background-color="transparent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d7977" officeooo:paragraph-rsid="002d7977" fo:background-color="transparent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rsid="002b46d4" officeooo:paragraph-rsid="002b46d4"/>
    </style:style>
    <style:style style:name="P24" style:family="paragraph" style:parent-style-name="Table_20_Contents">
      <style:paragraph-properties fo:text-align="justify" style:justify-single-word="false"/>
      <style:text-properties officeooo:rsid="002c3bbf" officeooo:paragraph-rsid="002c3bbf"/>
    </style:style>
    <style:style style:name="P25" style:family="paragraph" style:parent-style-name="Table_20_Contents">
      <style:paragraph-properties fo:text-align="justify" style:justify-single-word="false"/>
      <style:text-properties officeooo:rsid="00317f08" officeooo:paragraph-rsid="00317f08"/>
    </style:style>
    <style:style style:name="P26" style:family="paragraph" style:parent-style-name="Table_20_Contents">
      <style:paragraph-properties fo:text-align="justify" style:justify-single-word="false"/>
      <style:text-properties officeooo:rsid="00341979" officeooo:paragraph-rsid="00341979"/>
    </style:style>
    <style:style style:name="P27" style:family="paragraph" style:parent-style-name="Table_20_Contents">
      <style:paragraph-properties fo:text-align="justify" style:justify-single-word="false"/>
      <style:text-properties officeooo:rsid="00352697" officeooo:paragraph-rsid="00352697"/>
    </style:style>
    <style:style style:name="P28" style:family="paragraph" style:parent-style-name="Table_20_Contents">
      <style:paragraph-properties fo:text-align="justify" style:justify-single-word="false"/>
      <style:text-properties fo:font-style="italic" officeooo:rsid="00352697" officeooo:paragraph-rsid="00352697" style:font-style-asian="italic" style:font-style-complex="italic"/>
    </style:style>
    <style:style style:name="T1" style:family="text">
      <style:text-properties officeooo:rsid="0007d883"/>
    </style:style>
    <style:style style:name="T2" style:family="text">
      <style:text-properties officeooo:rsid="0007e2c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a22c3"/>
    </style:style>
    <style:style style:name="T5" style:family="text">
      <style:text-properties officeooo:rsid="000def09"/>
    </style:style>
    <style:style style:name="T6" style:family="text">
      <style:text-properties officeooo:rsid="00148a33"/>
    </style:style>
    <style:style style:name="T7" style:family="text">
      <style:text-properties officeooo:rsid="0016c806"/>
    </style:style>
    <style:style style:name="T8" style:family="text">
      <style:text-properties officeooo:rsid="001cde41"/>
    </style:style>
    <style:style style:name="T9" style:family="text">
      <style:text-properties officeooo:rsid="0023df89"/>
    </style:style>
    <style:style style:name="T10" style:family="text">
      <style:text-properties officeooo:rsid="0024ae2e"/>
    </style:style>
    <style:style style:name="T11" style:family="text">
      <style:text-properties officeooo:rsid="00265853"/>
    </style:style>
    <style:style style:name="T12" style:family="text">
      <style:text-properties officeooo:rsid="002863e5"/>
    </style:style>
    <style:style style:name="T13" style:family="text">
      <style:text-properties officeooo:rsid="002f1a4e"/>
    </style:style>
    <style:style style:name="T14" style:family="text">
      <style:text-properties officeooo:rsid="003353df"/>
    </style:style>
    <style:style style:name="T15" style:family="text">
      <style:text-properties officeooo:rsid="0033b8f2"/>
    </style:style>
    <style:style style:name="T16" style:family="text">
      <style:text-properties officeooo:rsid="00352697"/>
    </style:style>
    <style:style style:name="T17" style:family="text">
      <style:text-properties officeooo:rsid="003708e0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axonomia das Séries Temporais a serem empregadas no trabalho da dissertação.</text:p>
      <text:p text:style-name="P1"/>
      <text:p text:style-name="P1"><text:tab/>A importância da taxonomia das Séries Temporais:</text:p>
      <text:list text:style-name="L1">
        <text:list-item>
          <text:list>
            <text:list-item>
              <text:p text:style-name="P5">é uma forma estruturada de pensar <text:span text:style-name="T1">sobre problemas de predição em Séries Temporais;</text:span></text:p>
            </text:list-item>
            <text:list-item>
              <text:p text:style-name="P2"><text:span text:style-name="T2">auxilia na descoberta de caracterísiticas em um problema de predição em Séries Temporais;</text:span></text:p>
            </text:list-item>
            <text:list-item>
              <text:p text:style-name="P4">um conjunto de questões em que as respostas ajudarão a definir o problema de <text:span text:style-name="T3">forecasting</text:span>.</text:p>
            </text:list-item>
          </text:list>
        </text:list-item>
      </text:list>
      <text:p text:style-name="P3"/>
      <text:p text:style-name="P3"><text:tab/><text:span text:style-name="T4">Este procedimento é dividido em 8 partes, a saber:</text:span></text:p>
      <text:p text:style-name="P3"/>
      <text:list text:style-name="L2">
        <text:list-item>
          <text:list>
            <text:list-item>
              <text:p text:style-name="P9"><text:span text:style-name="T3">Inputs</text:span> x <text:span text:style-name="T3">Outputs</text:span></text:p>
              <text:p text:style-name="P8">Esta é uma etapa de avaliação do que será dado como entrada aos modelos e o que se desejará prever. Em geral, um problema de predição envolve em ter observações do passado e, a partir de tais dados observados, observar um ou mais futuros possíveis. <text:span text:style-name="T5">O objetivo é “adivinhar” o que pode, eventualmente acontecer.</text:span></text:p>
              <text:p text:style-name="P7"/>
            </text:list-item>
            <text:list-item>
              <text:p text:style-name="P9">Endógeno x Exógeno</text:p>
              <text:p text:style-name="P10">Uma variável de entrada é considerada endógena quando existem outras variáveis no sistema que influenciam ela (incluindo ela própria) e o resultado (<text:span text:style-name="T3">output</text:span>) depende desta variável. O outro caso, quando a variável de entrada é exógena, é quando ela independe de outras variáveis do sistema (inclusive de si mesma), apesar de o resultado depender desta variável exógena. Numa Série Temporal as variáveis tendem a ser endógenas, ou seja, existe uma hierarquia nas observações, sendo a observação no instante <text:span text:style-name="T3">t</text:span> dependente da observação no instante <text:span text:style-name="T3">t-1</text:span>, e este dependente da observação no instante <text:span text:style-name="T3">t-2</text:span>, e por <text:span text:style-name="T8">aí</text:span> <text:span text:style-name="T8">vai.</text:span></text:p>
              <text:p text:style-name="P7"/>
            </text:list-item>
            <text:list-item>
              <text:p text:style-name="P9">Não-estruturado x Estruturado</text:p>
              <text:p text:style-name="P11">Série Temporal estruturada é o caso de haver, sistematicamente, padrões de dependência temporal na série, tais como tendência, sazonalidade, ciclo. E estes padrões podem acontecer juntos ou não, não existe regra. Pode haver apenas um ou dois ao mesmo tempo. Ou até mesmo nenhum deles, o que nos leva à Série Temporal não-estruturada, que é, por óbvio, quando não está presente nenhum padrão de dependência temporal entre os dados da série.</text:p>
              <text:p text:style-name="P7"/>
            </text:list-item>
            <text:list-item>
              <text:p text:style-name="P9">Regressão x Classificação</text:p>
              <text:p text:style-name="P12">Aqui <text:span text:style-name="T6">a definição </text:span>é diret<text:span text:style-name="T6">a</text:span>. Regressão é quando se deseja prever um valor, uma quantidade. A classificação é rotular os dados da série com um ou mais marcadores, rótulos.</text:p>
              <text:p text:style-name="P7"/>
            </text:list-item>
            <text:list-item>
              <text:p text:style-name="P9">Univariado x Multivariado</text:p>
              <text:p text:style-name="P13">Um <text:span text:style-name="T3">forecast</text:span> é univariado quando uma única variável é mensurada ao longo do tempo. <text:span text:style-name="T7">Por sua vez, o problema é tido como multivariado quando o trabalho aferir mais de uma variável ao longo do tempo.</text:span></text:p>
              <text:p text:style-name="P7"/>
            </text:list-item>
            <text:list-item>
              <text:p text:style-name="P9"><text:span text:style-name="T3">Single-step</text:span> x <text:span text:style-name="T3">Multi-step</text:span></text:p>
              <text:p text:style-name="P15">O problema é do tipo <text:span text:style-name="T3">single-step</text:span> quando a previsão for apenas do próximo passo de tempo da série. E <text:span text:style-name="T3">multi-step</text:span> em caso contrário, quando se busca prever mais de um passo no futuro.</text:p>
            </text:list-item>
          </text:list>
        </text:list-item>
      </text:list>
      <text:p text:style-name="P14"/>
      <text:p text:style-name="P14"/>
      <text:p text:style-name="P14"/>
      <text:list text:continue-numbering="true" text:style-name="L2">
        <text:list-item>
          <text:list>
            <text:list-item>
              <text:p text:style-name="P9"><text:soft-page-break/>Estático x Dinâmico</text:p>
              <text:p text:style-name="P16">Um modelo de predição é estático quando, uma vez treinado e seus parâmetros ajustados, ele é aplicado diretamente nos novos dados que surgirem. O modelo dinâmico é retreinado e reajustado quando surgem novos dados (treino e teste) antes de cada previsão.</text:p>
            </text:list-item>
          </text:list>
        </text:list-item>
      </text:list>
      <text:p text:style-name="P6"/>
      <text:list text:continue-numbering="true" text:style-name="L2">
        <text:list-item>
          <text:list>
            <text:list-item>
              <text:p text:style-name="P9">Contínuo x Descontí<text:span text:style-name="T16">n</text:span>uo</text:p>
              <text:p text:style-name="P17">A Série Temporal é contínua quando existe uniformidade nas observações, por exemplo, observação a cada hora, minuto, dia, semana, mês e daí em diante. A descontinuidade numa Série Temporal pode ser por falta de informação (não foi <text:span text:style-name="T9">coletada</text:span>) ou corrupção de dados. Contudo, pode ser uma característica do problema em questão também. Tome como exemplo uma série temporal <text:span text:style-name="T10">do horário de </text:span>acesso a um <text:span text:style-name="T3">site</text:span> ou sistema. É uma série temporal, <text:span text:style-name="T10">registra-se o momento do acesso, </text:span>mas o horário de acesso dos usuários pode não ser perfeitamente distribuído no tempo, com um acesso acontecendo <text:span text:style-name="T10">neste</text:span> momento, o segundo acontecendo 3 minutos depois, e outro acesso daí 5 horas.</text:p>
            </text:list-item>
          </text:list>
        </text:list-item>
      </text:list>
      <text:p text:style-name="P18"/>
      <text:p text:style-name="P18"><text:tab/><text:span text:style-name="T11">Apresentada a taxonomia de uma série temporal anteriormente, agora é aplicar </text:span><text:span text:style-name="T12">para o</text:span><text:span text:style-name="T11"> problema proposto </text:span><text:span text:style-name="T12">n</text:span><text:span text:style-name="T11">este trabalho. Para facilitar a leitura, foi, por bem, colocado em formato de tabela.</text:span></text:p>
      <text:p text:style-name="P19"/>
      <table:table table:name="tab1_taxonomia" table:style-name="tab1_5f_taxonomia">
        <table:table-column table:style-name="tab1_5f_taxonomia.A" table:number-columns-repeated="2"/>
        <table:table-row table:style-name="tab1_5f_taxonomia.1">
          <table:table-cell table:style-name="tab1_5f_taxonomia.A1" office:value-type="string">
            <text:p text:style-name="P21">Procedimento/<text:span text:style-name="T13">Classificação</text:span></text:p>
          </table:table-cell>
          <table:table-cell table:style-name="tab1_5f_taxonomia.B1" office:value-type="string">
            <text:p text:style-name="P20">Justificativa</text:p>
          </table:table-cell>
        </table:table-row>
        <table:table-row>
          <table:table-cell table:style-name="tab1_5f_taxonomia.A2" office:value-type="string">
            <text:p text:style-name="P23"><text:span text:style-name="T3">Inputs</text:span> e <text:span text:style-name="T3">Outputs</text:span></text:p>
          </table:table-cell>
          <table:table-cell table:style-name="tab1_5f_taxonomia.B2" office:value-type="string">
            <text:p text:style-name="P23">Os dados de <text:span text:style-name="T3">input</text:span> serão vazões diárias registradas no período de 01/01/2013 a 31/10/2023, perfazendo pouco mais de 10 anos. Os <text:span text:style-name="T3">outputs</text:span> dos modelos serão previsões de vazão diária (que podem ser convertidas para semanais, mensais, etc).</text:p>
          </table:table-cell>
        </table:table-row>
        <table:table-row>
          <table:table-cell table:style-name="tab1_5f_taxonomia.A2" office:value-type="string">
            <text:p text:style-name="P24">Endógeno</text:p>
          </table:table-cell>
          <table:table-cell table:style-name="tab1_5f_taxonomia.B2" office:value-type="string">
            <text:p text:style-name="P24">Os dados das séries temporais de vazão e precipitação conservam dependência entre si para com as observações passadas (vazão com vazão e precipitação com precipitação e vazão).</text:p>
          </table:table-cell>
        </table:table-row>
        <table:table-row>
          <table:table-cell table:style-name="tab1_5f_taxonomia.A2" office:value-type="string">
            <text:p text:style-name="P25">Estruturado</text:p>
          </table:table-cell>
          <table:table-cell table:style-name="tab1_5f_taxonomia.B2" office:value-type="string">
            <text:p text:style-name="P25">As séries temporais de vazão e precipitação <text:span text:style-name="T14">geralmente </text:span>apresenta<text:span text:style-name="T14">m</text:span> sazonalidade e tendência. Para certificar da existência de ciclo hidrológico precisaria de séries temporais mais extensas, <text:span text:style-name="T15">o que foge ao escopo desta dissertação</text:span>.</text:p>
          </table:table-cell>
        </table:table-row>
        <table:table-row>
          <table:table-cell table:style-name="tab1_5f_taxonomia.A2" office:value-type="string">
            <text:p text:style-name="P26">Regressão, possivelmente Classificação</text:p>
          </table:table-cell>
          <table:table-cell table:style-name="tab1_5f_taxonomia.B2" office:value-type="string">
            <text:p text:style-name="P22"/>
          </table:table-cell>
        </table:table-row>
        <table:table-row>
          <table:table-cell table:style-name="tab1_5f_taxonomia.A2" office:value-type="string">
            <text:p text:style-name="P27">Multivariado, <text:span text:style-name="T17">possivelmente Univariado</text:span></text:p>
          </table:table-cell>
          <table:table-cell table:style-name="tab1_5f_taxonomia.B2" office:value-type="string">
            <text:p text:style-name="P22"/>
          </table:table-cell>
        </table:table-row>
        <table:table-row>
          <table:table-cell table:style-name="tab1_5f_taxonomia.A2" office:value-type="string">
            <text:p text:style-name="P28">Multi-step</text:p>
          </table:table-cell>
          <table:table-cell table:style-name="tab1_5f_taxonomia.B2" office:value-type="string">
            <text:p text:style-name="P22"/>
          </table:table-cell>
        </table:table-row>
        <table:table-row>
          <table:table-cell table:style-name="tab1_5f_taxonomia.A2" office:value-type="string">
            <text:p text:style-name="P27">Estático</text:p>
          </table:table-cell>
          <table:table-cell table:style-name="tab1_5f_taxonomia.B2" office:value-type="string">
            <text:p text:style-name="P22"/>
          </table:table-cell>
        </table:table-row>
        <table:table-row>
          <table:table-cell table:style-name="tab1_5f_taxonomia.A2" office:value-type="string">
            <text:p text:style-name="P27">Descontínuo</text:p>
          </table:table-cell>
          <table:table-cell table:style-name="tab1_5f_taxonomia.B2" office:value-type="string">
            <text:p text:style-name="P2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29T21:32:18.988000000</meta:creation-date>
    <dc:date>2023-11-29T23:42:30.822000000</dc:date>
    <dc:creator>Welson Avelar</dc:creator>
    <meta:editing-duration>PT1H30M38S</meta:editing-duration>
    <meta:editing-cycles>43</meta:editing-cycles>
    <meta:generator>LibreOffice/7.6.2.1$Windows_X86_64 LibreOffice_project/56f7684011345957bbf33a7ee678afaf4d2ba333</meta:generator>
    <meta:document-statistic meta:table-count="1" meta:image-count="0" meta:object-count="0" meta:page-count="2" meta:paragraph-count="36" meta:word-count="712" meta:character-count="4460" meta:non-whitespace-character-count="3791"/>
  </office:meta>
</office:document-meta>
</file>